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1000001762D6450E2.png" manifest:media-type=""/>
  <manifest:file-entry manifest:full-path="Pictures/10000000000000E6000000EAB8B96FF0.png" manifest:media-type=""/>
  <manifest:file-entry manifest:full-path="Pictures/10000000000000A100000169BDD08DA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798cm"/>
    </style:style>
    <style:style style:name="gr3" style:family="graphic" style:parent-style-name="standard">
      <style:graphic-properties draw:stroke="none" svg:stroke-color="#000000" draw:fill="none" draw:fill-color="#ffffff" fo:min-height="1.782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99cm" svg:height="3.834cm" svg:x="17.51cm" svg:y="12.278cm">
          <draw:image xlink:href="Pictures/10000000000000A100000169BDD08DA2.png" xlink:type="simple" xlink:show="embed" xlink:actuate="onLoad">
            <text:p/>
          </draw:image>
        </draw:frame>
        <draw:frame draw:style-name="gr1" draw:text-style-name="P1" draw:layer="layout" svg:width="1.892cm" svg:height="1.524cm" svg:x="9.89cm" svg:y="14.335cm">
          <draw:image xlink:href="Pictures/10000000000000E6000000EAB8B96FF0.png" xlink:type="simple" xlink:show="embed" xlink:actuate="onLoad">
            <text:p/>
          </draw:image>
        </draw:frame>
        <draw:frame draw:style-name="gr1" draw:text-style-name="P1" draw:layer="layout" svg:width="2.945cm" svg:height="4.432cm" svg:x="12.406cm" svg:y="11.681cm">
          <draw:image xlink:href="Pictures/10000000000000F1000001762D6450E2.png" xlink:type="simple" xlink:show="embed" xlink:actuate="onLoad">
            <text:p/>
          </draw:image>
        </draw:frame>
        <draw:frame draw:style-name="gr1" draw:text-style-name="P1" draw:layer="layout" svg:width="2.099cm" svg:height="3.834cm" svg:x="17.57cm" svg:y="3.008cm">
          <draw:image xlink:href="Pictures/10000000000000A100000169BDD08DA2.png" xlink:type="simple" xlink:show="embed" xlink:actuate="onLoad">
            <text:p/>
          </draw:image>
        </draw:frame>
        <draw:frame draw:style-name="gr1" draw:text-style-name="P1" draw:layer="layout" svg:width="2.099cm" svg:height="3.834cm" svg:x="17.51cm" svg:y="22.082cm">
          <draw:image xlink:href="Pictures/10000000000000A100000169BDD08DA2.png" xlink:type="simple" xlink:show="embed" xlink:actuate="onLoad">
            <text:p/>
          </draw:image>
        </draw:frame>
        <draw:frame draw:style-name="gr1" draw:text-style-name="P1" draw:layer="layout" svg:width="2.099cm" svg:height="3.834cm" svg:x="9.89cm" svg:y="22.082cm">
          <draw:image xlink:href="Pictures/10000000000000A100000169BDD08DA2.png" xlink:type="simple" xlink:show="embed" xlink:actuate="onLoad">
            <text:p/>
          </draw:image>
        </draw:frame>
        <draw:frame draw:style-name="gr1" draw:text-style-name="P1" draw:layer="layout" svg:width="2.099cm" svg:height="3.834cm" svg:x="9.89cm" svg:y="2.905cm">
          <draw:image xlink:href="Pictures/10000000000000A100000169BDD08DA2.png" xlink:type="simple" xlink:show="embed" xlink:actuate="onLoad">
            <text:p/>
          </draw:image>
        </draw:frame>
        <draw:frame draw:style-name="gr1" draw:text-style-name="P1" draw:layer="layout" svg:width="2.099cm" svg:height="3.834cm" svg:x="2.27cm" svg:y="3.159cm">
          <draw:image xlink:href="Pictures/10000000000000A100000169BDD08DA2.png" xlink:type="simple" xlink:show="embed" xlink:actuate="onLoad">
            <text:p/>
          </draw:image>
        </draw:frame>
        <draw:frame draw:style-name="gr1" draw:text-style-name="P1" draw:layer="layout" svg:width="2.099cm" svg:height="3.834cm" svg:x="2.27cm" svg:y="12.43cm">
          <draw:image xlink:href="Pictures/10000000000000A100000169BDD08DA2.png" xlink:type="simple" xlink:show="embed" xlink:actuate="onLoad">
            <text:p/>
          </draw:image>
        </draw:frame>
        <draw:frame draw:style-name="gr1" draw:text-style-name="P1" draw:layer="layout" svg:width="2.099cm" svg:height="3.834cm" svg:x="2.321cm" svg:y="22.082cm">
          <draw:image xlink:href="Pictures/10000000000000A100000169BDD08DA2.png" xlink:type="simple" xlink:show="embed" xlink:actuate="onLoad">
            <text:p/>
          </draw:image>
        </draw:frame>
        <draw:frame draw:style-name="gr2" draw:text-style-name="P2" draw:layer="layout" svg:width="2.286cm" svg:height="3.048cm" svg:x="5.191cm" svg:y="6.461cm">
          <draw:text-box>
            <text:p text:style-name="P2"><text:span text:style-name="T1">Q- 1.0</text:span></text:p>
            <text:p text:style-name="P2"><text:span text:style-name="T1">time</text:span></text:p>
            <text:p text:style-name="P2"><text:span text:style-name="T1"><text:s/></text:span><text:span text:style-name="T1">μ-0.011s</text:span></text:p>
            <text:p text:style-name="P2"><text:span text:style-name="T1">σ- 0.01s </text:span></text:p>
          </draw:text-box>
        </draw:frame>
        <draw:frame draw:style-name="gr2" draw:text-style-name="P2" draw:layer="layout" svg:width="2.667cm" svg:height="3.048cm" svg:x="14.843cm" svg:y="6.334cm">
          <draw:text-box>
            <text:p text:style-name="P2"><text:span text:style-name="T1">Q- 1.0</text:span></text:p>
            <text:p text:style-name="P2"><text:span text:style-name="T1">time</text:span></text:p>
            <text:p text:style-name="P2"><text:span text:style-name="T1"><text:s/></text:span><text:span text:style-name="T1">μ-0.014s</text:span></text:p>
            <text:p text:style-name="P2"><text:span text:style-name="T1">σ- 0.005s </text:span></text:p>
          </draw:text-box>
        </draw:frame>
        <draw:frame draw:style-name="gr3" draw:text-style-name="P2" draw:layer="layout" svg:width="2.286cm" svg:height="2.032cm" svg:x="15.859cm" svg:y="19.923cm">
          <draw:text-box>
            <text:p text:style-name="P2"><text:span text:style-name="T1">Q- 1.0</text:span></text:p>
            <text:p text:style-name="P2"><text:span text:style-name="T1">time</text:span></text:p>
            <text:p text:style-name="P2"><text:span text:style-name="T1"><text:s/></text:span><text:span text:style-name="T1">μ-0.011s</text:span></text:p>
            <text:p text:style-name="P2"><text:span text:style-name="T1">σ- 0.01s </text:span></text:p>
          </draw:text-box>
        </draw:frame>
        <draw:frame draw:style-name="gr2" draw:text-style-name="P2" draw:layer="layout" svg:width="2.286cm" svg:height="3.048cm" svg:x="12.303cm" svg:y="6.588cm">
          <draw:text-box>
            <text:p text:style-name="P2"><text:span text:style-name="T1">Q- 1.0</text:span></text:p>
            <text:p text:style-name="P2"><text:span text:style-name="T1">time</text:span></text:p>
            <text:p text:style-name="P2"><text:span text:style-name="T1"><text:s/></text:span><text:span text:style-name="T1">μ-0.013s</text:span></text:p>
            <text:p text:style-name="P2"><text:span text:style-name="T1">σ- 0.004s </text:span></text:p>
          </draw:text-box>
        </draw:frame>
        <draw:frame draw:style-name="gr2" draw:text-style-name="P2" draw:layer="layout" svg:width="2.286cm" svg:height="3.048cm" svg:x="9.763cm" svg:y="19.542cm">
          <draw:text-box>
            <text:p text:style-name="P2"><text:span text:style-name="T1">Q- 1.0</text:span></text:p>
            <text:p text:style-name="P2"><text:span text:style-name="T1">time</text:span></text:p>
            <text:p text:style-name="P2"><text:span text:style-name="T1"><text:s/></text:span><text:span text:style-name="T1">μ-0.025s</text:span></text:p>
            <text:p text:style-name="P2"><text:span text:style-name="T1">σ- 0.005s </text:span></text:p>
          </draw:text-box>
        </draw:frame>
        <draw:frame draw:style-name="gr4" draw:text-style-name="P2" draw:layer="layout" svg:width="2.286cm" svg:height="1.827cm" svg:x="4.556cm" svg:y="19.747cm">
          <draw:text-box>
            <text:p text:style-name="P2"><text:span text:style-name="T1">Q- 1.0</text:span></text:p>
            <text:p text:style-name="P2"><text:span text:style-name="T1">time</text:span></text:p>
            <text:p text:style-name="P2"><text:span text:style-name="T1"><text:s/></text:span><text:span text:style-name="T1">μ-0.012s</text:span></text:p>
            <text:p text:style-name="P2"><text:span text:style-name="T1">σ- 0.004s </text:span></text:p>
          </draw:text-box>
        </draw:frame>
        <draw:frame draw:style-name="gr2" draw:text-style-name="P2" draw:layer="layout" svg:width="2.286cm" svg:height="3.048cm" svg:x="4.556cm" svg:y="10.525cm">
          <draw:text-box>
            <text:p text:style-name="P2"><text:span text:style-name="T1">Q- 1.0</text:span></text:p>
            <text:p text:style-name="P2"><text:span text:style-name="T1">time</text:span></text:p>
            <text:p text:style-name="P2"><text:span text:style-name="T1"><text:s/></text:span><text:span text:style-name="T1">μ-0.012s</text:span></text:p>
            <text:p text:style-name="P2"><text:span text:style-name="T1">σ- 0.004s </text:span></text:p>
          </draw:text-box>
        </draw:frame>
        <draw:frame draw:style-name="gr5" draw:text-style-name="P2" draw:layer="layout" svg:width="2.54cm" svg:height="2.221cm" svg:x="16.24cm" svg:y="10.209cm">
          <draw:text-box>
            <text:p text:style-name="P2"><text:span text:style-name="T1">Q- 0.302</text:span></text:p>
            <text:p text:style-name="P2"><text:span text:style-name="T1">Time</text:span></text:p>
            <text:p text:style-name="P2"><text:span text:style-name="T1"><text:s/></text:span><text:span text:style-name="T1">μ-0.012s</text:span></text:p>
            <text:p text:style-name="P2"><text:span text:style-name="T1">σ- 0.004s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Scarafoni</meta:initial-creator>
    <meta:creation-date>2014-03-04T12:00:34.944423165</meta:creation-date>
    <dc:date>2014-03-04T13:05:19.892682015</dc:date>
    <dc:creator>Daniel Scarafoni</dc:creator>
    <meta:editing-duration>PT34M22S</meta:editing-duration>
    <meta:editing-cycles>4</meta:editing-cycles>
    <meta:generator>LibreOffice/4.1.4.2$Linux_X86_64 LibreOffice_project/410$Build-2</meta:generator>
    <meta:document-statistic meta:object-count="18"/>
  </office:meta>
</office:document-meta>
</file>